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 style:master-page-name="master_5f_first_20_page">
      <style:paragraph-properties style:page-number="auto"/>
    </style:style>
    <style:style style:name="T1" style:family="text">
      <style:text-properties style:font-name="Ubuntu" fo:font-size="10.5pt"/>
    </style:style>
    <style:style style:name="T2" style:family="text">
      <style:text-properties officeooo:rsid="001a7799"/>
    </style:style>
    <style:style style:name="T3" style:family="text">
      <style:text-properties officeooo:rsid="001bf7bf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>Für <text:span text:style-name="T1">weitere Informationen besuchen Sie</text:span>: <text:a xlink:type="simple" xlink:href="http://www.envox.hr/eez" text:style-name="Internet_20_link" text:visited-style-name="Visited_20_Internet_20_Link">www.envox.hr/eez</text:a></text:p>
      <text:p text:style-name="Standard"><text:span text:style-name="T1">Projektarchiv</text:span>: <text:a xlink:type="simple" xlink:href="https://github.com/eez-open" text:style-name="Internet_20_link" text:visited-style-name="Visited_20_Internet_20_Link">https://github.com/eez-open</text:a></text:p>
      <text:p text:style-name="Standard"/>
      <text:p text:style-name="Standard"><text:span text:style-name="T1">Version</text:span>: 1.0<text:span text:style-name="T3">4</text:span></text:p>
      <text:p text:style-name="Standard">Datum: <text:date style:data-style-name="N84" text:date-value="2021-02-11T23:05:01.679985411">2021-02-11</text:dat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loext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.25cm" loext:contextual-spacing="false" fo:text-indent="-0.762c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class="list">
      <style:paragraph-properties fo:margin-left="1cm" fo:margin-right="0.199cm" fo:margin-top="0.3cm" fo:margin-bottom="0cm" loext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loext:contextual-spacing="false" fo:text-indent="-0.6c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loext:contextual-spacing="false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loext:contextual-spacing="false" fo:text-indent="-0.762c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loext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loext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loext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loext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loext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loext:contextual-spacing="false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cm" fo:margin-right="0cm" fo:margin-top="0.199cm" fo:margin-bottom="0.199cm" loext:contextual-spacing="false" fo:text-indent="0c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cm" fo:margin-right="0cm" fo:margin-top="0cm" fo:margin-bottom="0.3cm" loext:contextual-spacing="false" fo:text-indent="0c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loext:contextual-spacing="false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049cm" loext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049cm" loext:contextual-spacing="false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Benutzerhandbuch - las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Benutzerhandbuch - las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11-25T12:15:08</meta:creation-date>
    <meta:editing-duration>P0D</meta:editing-duration>
    <meta:editing-cycles>1</meta:editing-cycles>
    <meta:generator>LibreOffice/6.4.7.2$Linux_X86_64 LibreOffice_project/639b8ac485750d5696d7590a72ef1b496725cfb5</meta:generator>
    <meta:keyword>Open hardware</meta:keyword>
    <meta:keyword>Open source</meta:keyword>
    <meta:keyword>programmable bench power supply</meta:keyword>
    <dc:title>EEZ template</dc:title>
    <meta:document-statistic meta:table-count="0" meta:image-count="0" meta:object-count="0" meta:page-count="1" meta:paragraph-count="9" meta:word-count="27" meta:character-count="203" meta:non-whitespace-character-count="185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